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ationItem.setExt( Map &lt; String , String &gt;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Item.setSourceId( String sour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Item.g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Item.getSour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yunban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